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71323328" xml:id="ct9393697132332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9407472" xml:id="ct9393689940747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62425744" xml:id="ct939369624257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71323328"/>self.displayValue(self.getFoldermanagers()[0].Vocabulary('grade')[0], self.getFoldermanagers()[0].getGrade())<text:change-end text:change-id="ct93936971323328"/></text:p>
      <text:p text:style-name="UrbanBody"><text:tab/><text:tab/><text:tab/><text:tab/><text:tab/><text:tab/><text:tab/><text:change-start text:change-id="ct93936899407472"/>self.getFoldermanagers()[0].getName2()<text:change-end text:change-id="ct93936899407472"/> <text:change-start text:change-id="ct93936962425744"/>self.getFoldermanagers()[0].getName1()<text:change-end text:change-id="ct93936962425744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71323328" xml:id="ct9393697132332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9407472" xml:id="ct9393689940747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62425744" xml:id="ct939369624257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71323328"/>self.displayValue(self.getFoldermanagers()[0].Vocabulary('grade')[0], self.getFoldermanagers()[0].getGrade())<text:change-end text:change-id="ct93936971323328"/></text:p>
      <text:p text:style-name="UrbanBody"><text:tab/><text:tab/><text:tab/><text:tab/><text:tab/><text:tab/><text:tab/><text:change-start text:change-id="ct93936899407472"/>self.getFoldermanagers()[0].getName2()<text:change-end text:change-id="ct93936899407472"/> <text:change-start text:change-id="ct93936962425744"/>self.getFoldermanagers()[0].getName1()<text:change-end text:change-id="ct93936962425744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71323328" xml:id="ct9393697132332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9407472" xml:id="ct9393689940747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62425744" xml:id="ct939369624257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71323328"/>self.displayValue(self.getFoldermanagers()[0].Vocabulary('grade')[0], self.getFoldermanagers()[0].getGrade())<text:change-end text:change-id="ct93936971323328"/></text:p>
      <text:p text:style-name="UrbanBody"><text:tab/><text:tab/><text:tab/><text:tab/><text:tab/><text:tab/><text:tab/><text:change-start text:change-id="ct93936899407472"/>self.getFoldermanagers()[0].getName2()<text:change-end text:change-id="ct93936899407472"/> <text:change-start text:change-id="ct93936962425744"/>self.getFoldermanagers()[0].getName1()<text:change-end text:change-id="ct93936962425744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71323328" xml:id="ct9393697132332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899407472" xml:id="ct9393689940747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62425744" xml:id="ct939369624257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71323328"/>self.displayValue(self.getFoldermanagers()[0].Vocabulary('grade')[0], self.getFoldermanagers()[0].getGrade())<text:change-end text:change-id="ct93936971323328"/></text:p>
      <text:p text:style-name="UrbanBody"><text:tab/><text:tab/><text:tab/><text:tab/><text:tab/><text:tab/><text:tab/><text:change-start text:change-id="ct93936899407472"/>self.getFoldermanagers()[0].getName2()<text:change-end text:change-id="ct93936899407472"/> <text:change-start text:change-id="ct93936962425744"/>self.getFoldermanagers()[0].getName1()<text:change-end text:change-id="ct939369624257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1:33.801481621</dc:date>
    <dc:language>fr-FR</dc:language>
    <meta:editing-cycles>90</meta:editing-cycles>
    <meta:editing-duration>PT12H30M47S</meta:editing-duration>
    <meta:document-statistic meta:table-count="0" meta:image-count="0" meta:object-count="0" meta:page-count="1" meta:paragraph-count="15" meta:word-count="106" meta:character-count="1025" meta:non-whitespace-character-count="942"/>
    <meta:user-defined meta:name="Info 1"/>
    <meta:user-defined meta:name="Info 2"/>
    <meta:user-defined meta:name="Info 3"/>
    <meta:user-defined meta:name="Info 4"/>
  </office:meta>
</office:document-meta>
</file>